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es Seibel</text:p>
      <text:p text:style-name="Standard">CS411</text:p>
      <text:p text:style-name="Standard">11/22/2009</text:p>
      <text:p text:style-name="Standard"/>
      <text:p text:style-name="P1">Personal Status Report for 11/23/2009</text:p>
      <text:p text:style-name="P1"/>
      <text:p text:style-name="P2">This week I completed several tasks:</text:p>
      <text:p text:style-name="P2"/>
      <text:list xml:id="list35166462" text:style-name="L1">
        <text:list-item>
          <text:p text:style-name="P4">Attended a group meeting and took minutes concerning the upcoming snapshot #2. I then edited and distributed the minutes to the group</text:p>
        </text:list-item>
        <text:list-item>
          <text:p text:style-name="P4">Updated the current schedule and projected schedule to incorporate snapshot #1 feedback and reflect the realities of the project</text:p>
        </text:list-item>
        <text:list-item>
          <text:p text:style-name="P4">Updated the appendix to more accurately represent the projected schedule</text:p>
        </text:list-item>
        <text:list-item>
          <text:p text:style-name="P4">Compiled all the meeting minutes since snapshot #1 into a document for submission into snapshot #2</text:p>
        </text:list-item>
        <text:list-item>
          <text:p text:style-name="P4">Wrote the status report for snapshot #2</text:p>
        </text:list-item>
        <text:list-item>
          <text:p text:style-name="P4">Wrote the initial user documentation for snapshot #2 that incorporates the latest stable release of the game</text:p>
        </text:list-item>
      </text:list>
      <text:p text:style-name="P2"/>
      <text:p text:style-name="P2">I also maintained regular communication with the tech lead and implementers to monitor progr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eaman </meta:initial-creator>
    <meta:creation-date>2009-11-08T23:26:59.67</meta:creation-date>
    <dc:date>2009-11-23T15:09:09.57</dc:date>
    <dc:creator>areaman </dc:creator>
    <meta:editing-duration>PT00H11M17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12" meta:word-count="126" meta:character-count="780"/>
  </office:meta>
</office:document-meta>
</file>